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1.00000000 of 2.00000000 B2</text:p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1000000 of 5.00000000 B2</text:p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1.00000000 of 2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from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2.00000000 of 3.00000000 B2</text:p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1.00000000 of 2.00000000 B2</text:p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0.79000000 of 1.00000000 B2</text:p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from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2.00000000 of 3.00000000 B4</text:p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1.00000000 of 2.00000000 B4</text:p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from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4.00000000 of 4.00000000 B2</text:p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from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1.00000000 of 3.00000000 B2</text:p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from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4.00000000 of 4.00000000 B4</text:p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from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1.00000000 of 3.00000000 B4</text:p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2: 0.02000000 of 5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2: 0.04000000 of 5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09.494607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